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4])" office:value-type="float" office:value="861.87" calcext:value-type="float">
            <text:p>861.87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7:.B48])" office:value-type="float" office:value="1564.23" calcext:value-type="float">
            <text:p>1564.23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0:.B56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0:.B62])" office:value-type="float" office:value="20.6" calcext:value-type="float">
            <text:p>20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3])" office:value-type="float" office:value="2723.03" calcext:value-type="float">
            <text:p>2723.03</text:p>
          </table:table-cell>
          <table:table-cell table:formula="of:=SUM([.C1:.C64])" office:value-type="float" office:value="2723.03" calcext:value-type="float">
            <text:p>2723.0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69:.B74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65];[.B76])" office:value-type="float" office:value="-4583.61" calcext:value-type="float">
            <text:p>-4583.6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78];[.B82];[.B86])" office:value-type="float" office:value="-3808.61" calcext:value-type="float">
            <text:p>-3808.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00-00-00</text:date>, <text:time style:data-style-name="N2" text:time-value="21:55:35.080589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21:58:39.090896789</dc:date>
    <meta:editing-duration>PT18H53M14S</meta:editing-duration>
    <meta:editing-cycles>109</meta:editing-cycles>
    <meta:generator>LibreOffice/5.1.6.2$Linux_X86_64 LibreOffice_project/10m0$Build-2</meta:generator>
    <meta:document-statistic meta:table-count="2" meta:cell-count="363" meta:object-count="0"/>
  </office:meta>
</office:document-meta>
</file>